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ifyRdnChangeEvent.isDeleteOldRd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yRdnChangeEvent.getEven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yRdnChangeEvent.getNewRd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yRdnChangeEvent.ModifyRdnChangeEvent( int id , String affectedEntryName , String changeEventPrincipal , Date changeEventTime , String newRdn , boolean deleteOldRd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